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2.725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0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Voices needed for Arcane Arcad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Voice/Actor</text:p>
          </table:table-cell>
          <table:table-cell table:style-name="ce8" office:value-type="string" calcext:value-type="string">
            <text:p>Abe (Unto)</text:p>
          </table:table-cell>
          <table:table-cell table:style-name="ce8" office:value-type="string" calcext:value-type="string">
            <text:p>Gandalf (Mikko)</text:p>
          </table:table-cell>
          <table:table-cell table:style-name="ce8" office:value-type="string" calcext:value-type="string">
            <text:p>White (Tuomas)</text:p>
          </table:table-cell>
          <table:table-cell table:style-name="ce12" office:value-type="string" calcext:value-type="string">
            <text:p>Teemu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Roihu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ieska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yöky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yrske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yinen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Riite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Rapa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Lohkare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Viima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uhuri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Jyly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Vasama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ämärä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Varjo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yhä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Valo</text:p>
          </table:table-cell>
          <table:table-cell table:number-columns-repeated="3" office:value-type="string" calcext:value-type="string">
            <text:p>OK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Viher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ehvä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Myrkky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Rutto</text:p>
          </table:table-cell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oitto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5" office:value-type="string" calcext:value-type="string">
            <text:p>Elämäni paras hetki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äviö</text:p>
          </table:table-cell>
          <table:table-cell table:number-columns-repeated="3" office:value-type="string" calcext:value-type="string">
            <text:p>OK</text:p>
          </table:table-cell>
          <table:table-cell table:style-name="ce13" office:value-type="string" calcext:value-type="string">
            <text:p>Hävisin pelin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JohtoDamage</text:p>
          </table:table-cell>
          <table:table-cell table:number-columns-repeated="3" office:value-type="string" calcext:value-type="string">
            <text:p>OK</text:p>
          </table:table-cell>
          <table:table-cell table:style-name="ce13" office:value-type="string" calcext:value-type="string">
            <text:p>Awwws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äviöDamage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3" office:value-type="string" calcext:value-type="string">
            <text:p>Tuntuuko nyt hyvältä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JohtoIsku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3" office:value-type="string" calcext:value-type="string">
            <text:p>Oi voi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äviöIsku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3" office:value-type="string" calcext:value-type="string">
            <text:p>Noniin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Kirous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3" office:value-type="string" calcext:value-type="string">
            <text:p>Voi sentään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Kirottu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3" office:value-type="string" calcext:value-type="string">
            <text:p>Tyypillistä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Erikoisuus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4" office:value-type="string" calcext:value-type="string">
            <text:p>Kerrassaan oivallista</text:p>
          </table:table-cell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2" table:style-name="ta1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3" table:style-name="ta1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.00.0000</text:date>, <text:time style:data-style-name="N2" text:time-value="23:22:45.636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Windows_x86 LibreOffice_project/3be8cda0bddd8e430d8cda1ebfd581265cca5a0f</meta:generator>
    <meta:initial-creator>Gandalf</meta:initial-creator>
    <meta:creation-date>2013-09-07T11:52:21Z</meta:creation-date>
    <dc:date>2014-05-08T15:44:15.519000000</dc:date>
    <meta:editing-duration>P0D</meta:editing-duration>
    <meta:editing-cycles>2</meta:editing-cycles>
    <meta:document-statistic meta:table-count="3" meta:cell-count="118" meta:object-count="0"/>
  </office:meta>
</office:document-meta>
</file>